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113306" officeooo:paragraph-rsid="0011330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d65d9" officeooo:paragraph-rsid="001d65d9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13306" officeooo:paragraph-rsid="0011330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13306" officeooo:paragraph-rsid="0011330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13306" officeooo:paragraph-rsid="001d65d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a115f" officeooo:paragraph-rsid="002a115f" style:font-size-asian="16pt" style:font-weight-asian="bold" style:font-size-complex="16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37d6"/>
    </style:style>
    <style:style style:name="T3" style:family="text">
      <style:text-properties officeooo:rsid="001d65d9"/>
    </style:style>
    <style:style style:name="T4" style:family="text">
      <style:text-properties fo:font-weight="bold" officeooo:rsid="001d65d9" style:font-weight-asian="bold" style:font-weight-complex="bold"/>
    </style:style>
    <style:style style:name="T5" style:family="text">
      <style:text-properties officeooo:rsid="002337d6"/>
    </style:style>
    <style:style style:name="T6" style:family="text">
      <style:text-properties officeooo:rsid="00266d29"/>
    </style:style>
    <style:style style:name="T7" style:family="text">
      <style:text-properties officeooo:rsid="003663ab"/>
    </style:style>
    <style:style style:name="T8" style:family="text">
      <style:text-properties officeooo:rsid="0038f0d4"/>
    </style:style>
    <style:style style:name="T9" style:family="text">
      <style:text-properties officeooo:rsid="003a0318"/>
    </style:style>
    <style:style style:name="T10" style:family="text">
      <style:text-properties fo:font-weight="normal" officeooo:rsid="003a031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QL Assignment 2</text:p>
      <text:p text:style-name="P3"/>
      <text:p text:style-name="P1">Q1. Which field of the <text:span text:style-name="T6">C</text:span>ustomers table is the primary key?</text:p>
      <text:p text:style-name="P4"><text:tab/></text:p>
      <text:p text:style-name="P5"><text:span text:style-name="T4">Ans:</text:span><text:tab/>‘<text:span text:style-name="T8">C</text:span><text:span text:style-name="T7">NUM’ is the primary key in Customers table.</text:span></text:p>
      <text:p text:style-name="P5"/>
      <text:p text:style-name="P1">Q2. What is the 4<text:span text:style-name="T1">th</text:span> column of Customers table?</text:p>
      <text:p text:style-name="P4"/>
      <text:p text:style-name="P5"><text:span text:style-name="T4">Ans:</text:span><text:tab/><text:span text:style-name="T5">The 4</text:span><text:span text:style-name="T2">th</text:span><text:span text:style-name="T5"> column of Customers table is ‘Rating’.</text:span></text:p>
      <text:p text:style-name="P5"/>
      <text:p text:style-name="P1">Q3. What is another word for row? For column?</text:p>
      <text:p text:style-name="P4"/>
      <text:p text:style-name="P4"><text:span text:style-name="T4">Ans:</text:span><text:tab/><text:span text:style-name="T3">The another word for row is tuple or an entity, whereas the another name for column is attribute.</text:span></text:p>
      <text:p text:style-name="P4"/>
      <text:p text:style-name="P1">Q4. Why isn’t it possible to see the first five rows of a table?</text:p>
      <text:p text:style-name="P4"/>
      <text:p text:style-name="P2">Ans:<text:tab/><text:span text:style-name="T10">Table represents unordered sets of rows i.e. rows are inserted into the table randomly. Hence we can’t access the rows of table sequentiall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00:05:35.586580319</meta:creation-date>
    <dc:date>2023-09-11T23:50:20.939155769</dc:date>
    <meta:editing-duration>PT36M40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07" meta:character-count="579" meta:non-whitespace-character-count="480"/>
  </office:meta>
</office:document-meta>
</file>